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sx_dbconnect.tsx_dbconnect( String id , String url , String driver , String userid , String pass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sx_dbconnect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dbconnect.tsx_db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sx_dbconnect.setDriver( String dri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dbconnect.s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dbconnect.setUserid( String 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sx_dbconnect.setPasswd( String pass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